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style:style style:name="P3" style:family="paragraph" style:parent-style-name="Standard" style:list-style-name="L1">
      <style:paragraph-properties fo:text-align="justify" style:justify-single-word="false"/>
      <style:text-properties fo:color="#000080"/>
    </style:style>
    <style:style style:name="T1" style:family="text">
      <style:text-properties fo:color="#0000a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40143697536760774" text:style-name="L1">
        <text:list-item>
          <text:p text:style-name="P1">intro</text:p>
          <text:list>
            <text:list-item>
              <text:p text:style-name="P2">qu'est ce que latex ?</text:p>
            </text:list-item>
            <text:list-item>
              <text:p text:style-name="P2">création et lecture facile</text:p>
            </text:list-item>
            <text:list-item>
              <text:p text:style-name="P2">permet de créer principalement des docs au format...</text:p>
            </text:list-item>
            <text:list-item>
              <text:p text:style-name="P2">formel, respecte les standards de (2 choses)</text:p>
            </text:list-item>
            <text:list-item>
              <text:p text:style-name="P2">optimisé pour l'affichage de...</text:p>
            </text:list-item>
            <text:list-item>
              <text:p text:style-name="P2">2 milieux professionnels utilisent énormément latex</text:p>
            </text:list-item>
            <text:list-item>
              <text:p text:style-name="P2">comment sont les documents latex a la lecture ?</text:p>
            </text:list-item>
          </text:list>
        </text:list-item>
        <text:list-item>
          <text:p text:style-name="P1">découvrez latex</text:p>
          <text:list>
            <text:list-item>
              <text:p text:style-name="P1">qu'est ce que latex ?</text:p>
              <text:list>
                <text:list-item>
                  <text:p text:style-name="P1">généralités</text:p>
                  <text:list>
                    <text:list-item>
                      <text:p text:style-name="P2">prononciation latex</text:p>
                    </text:list-item>
                    <text:list-item>
                      <text:p text:style-name="P2">entre forme et fond, qu'est ce qui est géré par l'utilisateur / par latex ?</text:p>
                    </text:list-item>
                    <text:list-item>
                      <text:p text:style-name="P2">langage web auquel on pourrait comparer latex</text:p>
                    </text:list-item>
                    <text:list-item>
                      <text:p text:style-name="P2">si latex choisit de changer la mise en page, accepter ?</text:p>
                    </text:list-item>
                  </text:list>
                </text:list-item>
                <text:list-item>
                  <text:p text:style-name="P1">word VS latex</text:p>
                  <text:list>
                    <text:list-item>
                      <text:p text:style-name="P1">comparatif général</text:p>
                      <text:list>
                        <text:list-item>
                          <text:p text:style-name="P2">niveau forme / fond</text:p>
                        </text:list-item>
                      </text:list>
                    </text:list-item>
                    <text:list-item>
                      <text:p text:style-name="P1">avantages de latex</text:p>
                      <text:list>
                        <text:list-item>
                          <text:p text:style-name="P2">changer une caractéristique (la police de tous les titres par ex)... Compliqué ?</text:p>
                        </text:list-item>
                        <text:list-item>
                          <text:p text:style-name="P3">6 qualités de latex assez importantes</text:p>
                        </text:list-item>
                      </text:list>
                    </text:list-item>
                    <text:list-item>
                      <text:p text:style-name="P1">rétrocompatibilité</text:p>
                      <text:list>
                        <text:list-item>
                          <text:p text:style-name="P2">qu'est ce que c'est ?</text:p>
                        </text:list-item>
                        <text:list-item>
                          <text:p text:style-name="P2">Problème (très famillier) vus souvent quand pas rétrocompatible</text:p>
                        </text:list-item>
                        <text:list-item>
                          <text:p text:style-name="P2">Latex gère ?</text:p>
                        </text:list-item>
                        <text:list-item>
                          <text:p text:style-name="P2">avantages dans quels cas ? (deuxième avantage plutot du a portabilité)</text:p>
                        </text:list-item>
                        <text:list-item>
                          <text:p text:style-name="P2">format qu'on choisit souvent pour nos docs a avantage similaire</text:p>
                        </text:list-item>
                        <text:list-item>
                          <text:p text:style-name="P2">choses pour lesquelles la rétrocompatibilité peut parfois ne pas être assurée</text:p>
                        </text:list-item>
                        <text:list-item>
                          <text:p text:style-name="P2">wysiwyg → gèrent ça ?</text:p>
                        </text:list-item>
                        <text:list-item>
                          <text:p text:style-name="P3">avantages latex résumés en 5 points</text:p>
                        </text:list-item>
                      </text:list>
                    </text:list-item>
                  </text:list>
                </text:list-item>
                <text:list-item>
                  <text:p text:style-name="P1">historique rapide</text:p>
                  <text:list>
                    <text:list-item>
                      <text:p text:style-name="P2">création de tex (<text:span text:style-name="T1">par qui</text:span> et pourquoi ?)</text:p>
                    </text:list-item>
                    <text:list-item>
                      <text:p text:style-name="P2">création de latex (idem)</text:p>
                    </text:list-item>
                  </text:list>
                </text:list-item>
              </text:list>
            </text:list-item>
            <text:list-item>
              <text:p text:style-name="P1">installer latex</text:p>
              <text:list>
                <text:list-item>
                  <text:p text:style-name="P2">documents qu'on voudra créer avec latex : 2 types (un déjà vu)</text:p>
                </text:list-item>
                <text:list-item>
                  <text:p text:style-name="P2">deuxième type (pas celui déjà vu) : qu'est ce que c'est ? (particularité)</text:p>
                </text:list-item>
                <text:list-item>
                  <text:p text:style-name="P1">3 catégories de logiciels utilisés pour faire du latex (noms + utilité)</text:p>
                  <text:list>
                    <text:list-item>
                      <text:p text:style-name="P2">pour la 3ème cat, 3 sous cat possibles. Caractéristiques de chaque.</text:p>
                    </text:list-item>
                    <text:list-item>
                      <text:p text:style-name="P2">pour mac, possibilité d'avoir tout en un (nom logiciel en question...)</text:p>
                    </text:list-item>
                  </text:list>
                </text:list-item>
              </text:list>
            </text:list-item>
            <text:list-item>
              <text:p text:style-name="P1">structurer son premier document</text:p>
              <text:list>
                <text:list-item>
                  <text:p text:style-name="P1">note read me first tex</text:p>
                  <text:list>
                    <text:list-item>
                      <text:p text:style-name="P1">comment créer un nouveau fichier et le préremplire ?</text:p>
                    </text:list-item>
                    <text:list-item>
                      <text:p text:style-name="P1">comment le sauver, créer et visualiser ?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05T11:10:04</meta:creation-date>
    <dc:date>2014-10-20T16:52:53</dc:date>
    <dc:creator>yjfjyf jjku</dc:creator>
    <meta:editing-duration>PT12H34M2S</meta:editing-duration>
    <meta:editing-cycles>66</meta:editing-cycles>
    <meta:generator>OpenOffice/4.0.0$Unix OpenOffice.org_project/400m3$Build-9702</meta:generator>
    <meta:document-statistic meta:table-count="0" meta:image-count="0" meta:object-count="0" meta:page-count="1" meta:paragraph-count="43" meta:word-count="321" meta:character-count="1709"/>
  </office:meta>
</office:document-meta>
</file>